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ff6" officeooo:paragraph-rsid="0019a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ido Contenido Contenido Contenido Contenido Contenido Contenido Contenido Contenido Contenido Contenido Contenido Contenido Contenid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21:00:41.812597700</meta:creation-date>
    <dc:date>2025-07-07T21:01:04.199425000</dc:date>
    <meta:editing-duration>PT24S</meta:editing-duration>
    <meta:editing-cycles>1</meta:editing-cycles>
    <meta:document-statistic meta:table-count="0" meta:image-count="0" meta:object-count="0" meta:page-count="1" meta:paragraph-count="1" meta:word-count="14" meta:character-count="140" meta:non-whitespace-character-count="126"/>
    <meta:generator>LibreOffice/25.2.4.3$Windows_X86_64 LibreOffice_project/33e196637044ead23f5c3226cde09b47731f7e27</meta:generator>
  </office:meta>
</office:document-meta>
</file>